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7"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0" style:family="paragraph" style:parent-style-name="Haupttext">
      <style:text-properties fo:font-size="10pt" fo:language="en" fo:country="GB" style:font-name-asian="TimesNewRomanPS-BoldMT" style:font-size-asian="10pt" style:font-name-complex="TimesNewRomanPS-Bold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3" style:family="paragraph" style:parent-style-name="Haupttext">
      <style:text-properties fo:font-size="10pt" fo:font-weight="bold" style:font-size-asian="10pt" style:font-weight-asian="bold" style:font-size-complex="10pt" style:font-weight-complex="bold"/>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8" style:family="paragraph" style:parent-style-name="Haupttext">
      <style:text-properties fo:language="en" fo:country="GB"/>
    </style:style>
    <style:style style:name="P49" style:family="paragraph" style:parent-style-name="Table_20_Contents">
      <style:text-properties fo:font-size="10pt" style:font-name-asian="TimesNewRomanPSMT" style:font-size-asian="10pt" style:font-name-complex="TimesNewRomanPSMT" style:font-size-complex="10pt"/>
    </style:style>
    <style:style style:name="P50"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1" style:family="paragraph" style:parent-style-name="Table_20_Contents">
      <style:text-properties fo:font-size="10pt" style:font-name-asian="TimesNewRomanPS-BoldMT" style:font-size-asian="10pt" style:font-name-complex="TimesNewRomanPS-BoldMT" style:font-size-complex="10pt"/>
    </style:style>
    <style:style style:name="P52"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3"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4"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5"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6"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58" style:family="paragraph" style:parent-style-name="Table_20_Contents">
      <style:text-properties fo:color="#0000ff" fo:font-size="10pt" style:font-name-asian="TimesNewRomanPSMT" style:font-size-asian="10pt" style:font-name-complex="TimesNewRomanPSMT" style:font-size-complex="10pt"/>
    </style:style>
    <style:style style:name="P59"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1"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3"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5"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6"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Haupttext">
      <style:paragraph-properties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8"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9"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0"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1" style:family="paragraph" style:parent-style-name="Haupttext" style:list-style-name="L1"/>
    <style:style style:name="P72" style:family="paragraph" style:parent-style-name="Haupttext" style:list-style-name="L1">
      <style:text-properties fo:font-size="10pt" fo:language="en" fo:country="GB" style:font-size-asian="10pt" style:font-size-complex="10pt"/>
    </style:style>
    <style:style style:name="P73"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4"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5" style:family="paragraph" style:parent-style-name="Haupttext" style:list-style-name="L2">
      <style:text-properties fo:font-size="10pt" style:font-size-asian="10pt" style:font-size-complex="10pt"/>
    </style:style>
    <style:style style:name="P76"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8"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9" style:family="paragraph" style:parent-style-name="Table_20_Contents">
      <style:text-properties fo:font-size="10pt" style:font-name-asian="TimesNewRomanPS-BoldMT" style:font-size-asian="10pt" style:font-name-complex="TimesNewRomanPS-BoldMT" style:font-size-complex="10pt"/>
    </style:style>
    <style:style style:name="P80"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External Interface for the OSTC3 Dive-Computer</text:p>
      <text:p text:style-name="P65"/>
      <text:p text:style-name="P48">Date: 121216</text:p>
      <text:p text:style-name="Standard">Last Update: 140610</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7651489150535593410" text:style-name="L1">
        <text:list-item>
          <text:p text:style-name="P76">A command echo is send for <text:span text:style-name="T22">every</text:span> command</text:p>
        </text:list-item>
        <text:list-item>
          <text:p text:style-name="P72">Wait for answers/error bytes before starting new command!</text:p>
        </text:list-item>
        <text:list-item>
          <text:p text:style-name="P72">Keep COM port open until all transfers are done.</text:p>
        </text:list-item>
        <text:list-item>
          <text:p text:style-name="P71"><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2">Right button will abort COM mode when in idle loop.</text:p>
        </text:list-item>
        <text:list-item>
          <text:p text:style-name="P72">OSTC3 sends a 0x4D if it's ready for a new command.</text:p>
        </text:list-item>
      </text:list>
      <text:p text:style-name="P40"/>
      <text:p text:style-name="P43">Starting the communications with the OSTC3:</text:p>
      <text:list xml:id="list6873917118977836900" text:style-name="L2">
        <text:list-item>
          <text:p text:style-name="P75">[Open COM Port]</text:p>
        </text:list-item>
        <text:list-item>
          <text:p text:style-name="P75">Enter Download mode: 0xBB </text:p>
        </text:list-item>
        <text:list-item>
          <text:p text:style-name="P75">Answer from OSTC3:</text:p>
        </text:list-item>
        <text:list-item>
          <text:p text:style-name="P75"><text:s/>0xBB (Command Echo)</text:p>
        </text:list-item>
        <text:list-item>
          <text:p text:style-name="P75"><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3">Type</text:p>
          </table:table-cell>
          <table:table-cell table:style-name="Tabelle1.A1" office:value-type="string">
            <text:p text:style-name="P53">Command</text:p>
          </table:table-cell>
          <table:table-cell table:style-name="Tabelle1.A1" office:value-type="string">
            <text:p text:style-name="P53">Input</text:p>
          </table:table-cell>
          <table:table-cell table:style-name="Tabelle1.A1" office:value-type="string">
            <text:p text:style-name="P53">Output</text:p>
          </table:table-cell>
          <table:table-cell table:style-name="Tabelle1.E1" office:value-type="string">
            <text:p text:style-name="P53">Ready/Done.</text:p>
          </table:table-cell>
        </table:table-row>
        <table:table-row>
          <table:table-cell table:style-name="Tabelle1.A2" office:value-type="string">
            <text:p text:style-name="P51">Header</text:p>
          </table:table-cell>
          <table:table-cell table:style-name="Tabelle1.A2" office:value-type="string">
            <text:p text:style-name="P52">0x61</text:p>
          </table:table-cell>
          <table:table-cell table:style-name="Tabelle1.A2" office:value-type="string">
            <text:p text:style-name="P52">N</text:p>
          </table:table-cell>
          <table:table-cell table:style-name="Tabelle1.A2" office:value-type="string">
            <text:p text:style-name="P52">Data (65536)</text:p>
          </table:table-cell>
          <table:table-cell table:style-name="Tabelle1.E2" office:value-type="string">
            <text:p text:style-name="P52">0x4D</text:p>
          </table:table-cell>
        </table:table-row>
        <table:table-row>
          <table:table-cell table:style-name="Tabelle1.A2" office:value-type="string">
            <text:p text:style-name="P51">Clock</text:p>
          </table:table-cell>
          <table:table-cell table:style-name="Tabelle1.A2" office:value-type="string">
            <text:p text:style-name="P52">0x62</text:p>
          </table:table-cell>
          <table:table-cell table:style-name="Tabelle1.A2" office:value-type="string">
            <text:p text:style-name="P52">Data (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Custom text</text:p>
          </table:table-cell>
          <table:table-cell table:style-name="Tabelle1.A2" office:value-type="string">
            <text:p text:style-name="P52">0x63</text:p>
          </table:table-cell>
          <table:table-cell table:style-name="Tabelle1.A2" office:value-type="string">
            <text:p text:style-name="P52">Data (60)</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Get Dive Profile</text:p>
          </table:table-cell>
          <table:table-cell table:style-name="Tabelle1.A2" office:value-type="string">
            <text:p text:style-name="P52">0x66</text:p>
          </table:table-cell>
          <table:table-cell table:style-name="Tabelle1.A2" office:value-type="string">
            <text:p text:style-name="P52">Data (1)</text:p>
          </table:table-cell>
          <table:table-cell table:style-name="Tabelle1.A2" office:value-type="string">
            <text:p text:style-name="P52">(Data n)</text:p>
          </table:table-cell>
          <table:table-cell table:style-name="Tabelle1.E2" office:value-type="string">
            <text:p text:style-name="P52">0x4D</text:p>
          </table:table-cell>
        </table:table-row>
        <table:table-row>
          <table:table-cell table:style-name="Tabelle1.A2" office:value-type="string">
            <text:p text:style-name="P51">Version/Identity</text:p>
          </table:table-cell>
          <table:table-cell table:style-name="Tabelle1.A2" office:value-type="string">
            <text:p text:style-name="P52">0x69</text:p>
          </table:table-cell>
          <table:table-cell table:style-name="Tabelle1.A2" office:value-type="string">
            <text:p text:style-name="P52">N</text:p>
          </table:table-cell>
          <table:table-cell table:style-name="Tabelle1.A2" office:value-type="string">
            <text:p text:style-name="P52">Data (64)</text:p>
          </table:table-cell>
          <table:table-cell table:style-name="Tabelle1.E2" office:value-type="string">
            <text:p text:style-name="P52">0x4D</text:p>
          </table:table-cell>
        </table:table-row>
        <table:table-row>
          <table:table-cell table:style-name="Tabelle1.A2" office:value-type="string">
            <text:p text:style-name="P51">Display Text</text:p>
          </table:table-cell>
          <table:table-cell table:style-name="Tabelle1.A2" office:value-type="string">
            <text:p text:style-name="P52">0x6E</text:p>
          </table:table-cell>
          <table:table-cell table:style-name="Tabelle1.A2" office:value-type="string">
            <text:p text:style-name="P52">Data (16)</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Reset all Settings</text:p>
          </table:table-cell>
          <table:table-cell table:style-name="Tabelle1.A2" office:value-type="string">
            <text:p text:style-name="P52">0x78</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Write Setting</text:p>
          </table:table-cell>
          <table:table-cell table:style-name="Tabelle1.A2" office:value-type="string">
            <text:p text:style-name="P52">0x77</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Read Setting</text:p>
          </table:table-cell>
          <table:table-cell table:style-name="Tabelle1.A2" office:value-type="string">
            <text:p text:style-name="P52">0x72</text:p>
          </table:table-cell>
          <table:table-cell table:style-name="Tabelle1.A2" office:value-type="string">
            <text:p text:style-name="P52">See “Read/Write Settings”</text:p>
          </table:table-cell>
          <table:table-cell table:style-name="Tabelle1.A2" office:value-type="string">
            <text:p text:style-name="P52"/>
          </table:table-cell>
          <table:table-cell table:style-name="Tabelle1.E2" office:value-type="string">
            <text:p text:style-name="P52">0x4D</text:p>
          </table:table-cell>
        </table:table-row>
        <table:table-row>
          <table:table-cell table:style-name="Tabelle1.A2" office:value-type="string">
            <text:p text:style-name="P51">Start Communication</text:p>
          </table:table-cell>
          <table:table-cell table:style-name="Tabelle1.A2" office:value-type="string">
            <text:p text:style-name="P52">0xBB</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0x4D</text:p>
          </table:table-cell>
        </table:table-row>
        <table:table-row>
          <table:table-cell table:style-name="Tabelle1.A2" office:value-type="string">
            <text:p text:style-name="P51">Exit Communication</text:p>
          </table:table-cell>
          <table:table-cell table:style-name="Tabelle1.A2" office:value-type="string">
            <text:p text:style-name="P52">0xFF</text:p>
          </table:table-cell>
          <table:table-cell table:style-name="Tabelle1.A2" office:value-type="string">
            <text:p text:style-name="P52">N</text:p>
          </table:table-cell>
          <table:table-cell table:style-name="Tabelle1.A2" office:value-type="string">
            <text:p text:style-name="P52">N</text:p>
          </table:table-cell>
          <table:table-cell table:style-name="Tabelle1.E2" office:value-type="string">
            <text:p text:style-name="P52">N</text:p>
          </table:table-cell>
        </table:table-row>
        <table:table-row>
          <table:table-cell table:style-name="Tabelle1.A2" office:value-type="string">
            <text:p text:style-name="P51"/>
          </table:table-cell>
          <table:table-cell table:style-name="Tabelle1.A2" office:value-type="string">
            <text:p text:style-name="P52"/>
          </table:table-cell>
          <table:table-cell table:style-name="Tabelle1.A2" office:value-type="string">
            <text:p text:style-name="P52"/>
          </table:table-cell>
          <table:table-cell table:style-name="Tabelle1.A2" office:value-type="string">
            <text:p text:style-name="P52"/>
          </table:table-cell>
          <table:table-cell table:style-name="Tabelle1.E2" office:value-type="string">
            <text:p text:style-name="P52"/>
          </table:table-cell>
        </table:table-row>
      </table:table>
      <text:p text:style-name="P2"><text:soft-page-break/></text:p>
      <text:p text:style-name="P38"/>
      <text:p text:style-name="P38">command 0x61 („a“): download all 256 dive headers from the OSTC3</text:p>
      <text:p text:style-name="P36">Output OSTC3:</text:p>
      <text:list xml:id="list28544801" text:continue-numbering="true" text:style-name="L2">
        <text:list-item>
          <text:p text:style-name="P73"><text:s/>0x61 (Command Echo)</text:p>
        </text:list-item>
      </text:list>
      <text:p text:style-name="P3"/>
      <text:p text:style-name="P35"><text:span text:style-name="Police_20_par_20_défaut"><text:span text:style-name="T2">The complete TOC (Table of Contents) memory block will be send, no matter how many dives are stored. One TOC entry is the header of one dive stored in the OSTC3's memory. </text:span></text:span></text:p>
      <text:p text:style-name="P35"><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4">Byte Number</text:p>
            </table:table-cell>
            <table:table-cell table:style-name="Tabelle2.A1" office:value-type="string">
              <text:p text:style-name="P54">Length</text:p>
            </table:table-cell>
            <table:table-cell table:style-name="Tabelle2.C1" office:value-type="string">
              <text:p text:style-name="P54">Description</text:p>
            </table:table-cell>
            <table:table-cell table:style-name="Tabelle2.A1" office:value-type="string">
              <text:p text:style-name="P54">Data</text:p>
            </table:table-cell>
            <table:table-cell table:style-name="Tabelle2.E1" office:value-type="string">
              <text:p text:style-name="P54">Comment</text:p>
            </table:table-cell>
          </table:table-row>
        </table:table-header-rows>
        <table:table-row>
          <table:table-cell table:style-name="Tabelle2.A2" office:value-type="float" office:value="0">
            <text:p text:style-name="P50">0</text:p>
          </table:table-cell>
          <table:table-cell table:style-name="Tabelle2.A2" office:value-type="float" office:value="2">
            <text:p text:style-name="P50">2</text:p>
          </table:table-cell>
          <table:table-cell table:style-name="Tabelle2.C2" office:value-type="string">
            <text:p text:style-name="P49">Dive Header start</text:p>
          </table:table-cell>
          <table:table-cell table:style-name="Tabelle2.C2" office:value-type="string">
            <text:p text:style-name="P49">0xFA, 0xFA</text:p>
          </table:table-cell>
          <table:table-cell table:style-name="Tabelle2.E2" office:value-type="string">
            <text:p text:style-name="P49">For internal use</text:p>
          </table:table-cell>
        </table:table-row>
        <table:table-row>
          <table:table-cell table:style-name="Tabelle2.A2" office:value-type="float" office:value="2">
            <text:p text:style-name="P50">2</text:p>
          </table:table-cell>
          <table:table-cell table:style-name="Tabelle2.A2" office:value-type="float" office:value="3">
            <text:p text:style-name="P50">3</text:p>
          </table:table-cell>
          <table:table-cell table:style-name="Tabelle2.C2" office:value-type="string">
            <text:p text:style-name="P36">Internal pointer to the begin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5">
            <text:p text:style-name="P50">5</text:p>
          </table:table-cell>
          <table:table-cell table:style-name="Tabelle2.A2" office:value-type="float" office:value="3">
            <text:p text:style-name="P50">3</text:p>
          </table:table-cell>
          <table:table-cell table:style-name="Tabelle2.C2" office:value-type="string">
            <text:p text:style-name="P36">Internal pointer to the end of the profile data</text:p>
          </table:table-cell>
          <table:table-cell table:style-name="Tabelle2.C2" office:value-type="string">
            <text:p text:style-name="P49">24bit Address</text:p>
          </table:table-cell>
          <table:table-cell table:style-name="Tabelle2.E2" office:value-type="string">
            <text:p text:style-name="P49">For internal use</text:p>
          </table:table-cell>
        </table:table-row>
        <table:table-row>
          <table:table-cell table:style-name="Tabelle2.A2" office:value-type="float" office:value="8">
            <text:p text:style-name="P50">8</text:p>
          </table:table-cell>
          <table:table-cell table:style-name="Tabelle2.A2" office:value-type="float" office:value="1">
            <text:p text:style-name="P50">1</text:p>
          </table:table-cell>
          <table:table-cell table:style-name="Tabelle2.C2" office:value-type="string">
            <text:p text:style-name="P36">Logbook-Profile version</text:p>
          </table:table-cell>
          <table:table-cell table:style-name="Tabelle2.C2" office:value-type="string">
            <text:p text:style-name="P49">8bit Version</text:p>
          </table:table-cell>
          <table:table-cell table:style-name="Tabelle2.E2" office:value-type="string">
            <text:p text:style-name="P49">Currently only 0x23</text:p>
          </table:table-cell>
        </table:table-row>
        <table:table-row>
          <table:table-cell table:style-name="Tabelle2.A2" office:value-type="float" office:value="9">
            <text:p text:style-name="P50">9</text:p>
          </table:table-cell>
          <table:table-cell table:style-name="Tabelle2.A2" office:value-type="float" office:value="3">
            <text:p text:style-name="P50">3</text:p>
          </table:table-cell>
          <table:table-cell table:style-name="Tabelle2.C2" office:value-type="string">
            <text:p text:style-name="P36">Length of profile data for this dive</text:p>
          </table:table-cell>
          <table:table-cell table:style-name="Tabelle2.C2" office:value-type="string">
            <text:p text:style-name="P49">24bit Length</text:p>
          </table:table-cell>
          <table:table-cell table:style-name="Tabelle2.E2" office:value-type="string">
            <text:p text:style-name="P49">Useful for parsing profile</text:p>
          </table:table-cell>
        </table:table-row>
        <table:table-row>
          <table:table-cell table:style-name="Tabelle2.A2" office:value-type="float" office:value="12">
            <text:p text:style-name="P50">12</text:p>
          </table:table-cell>
          <table:table-cell table:style-name="Tabelle2.A2" office:value-type="float" office:value="3">
            <text:p text:style-name="P50">3</text:p>
          </table:table-cell>
          <table:table-cell table:style-name="Tabelle2.C2" office:value-type="string">
            <text:p text:style-name="P36">Date of Dive (YYMMDD)</text:p>
          </table:table-cell>
          <table:table-cell table:style-name="Tabelle2.C2" office:value-type="string">
            <text:p text:style-name="P49">3Byte Date</text:p>
          </table:table-cell>
          <table:table-cell table:style-name="Tabelle2.E2" office:value-type="string">
            <text:p text:style-name="P49">Year is 20xx</text:p>
          </table:table-cell>
        </table:table-row>
        <table:table-row>
          <table:table-cell table:style-name="Tabelle2.A2" office:value-type="float" office:value="15">
            <text:p text:style-name="P50">15</text:p>
          </table:table-cell>
          <table:table-cell table:style-name="Tabelle2.A2" office:value-type="float" office:value="2">
            <text:p text:style-name="P50">2</text:p>
          </table:table-cell>
          <table:table-cell table:style-name="Tabelle2.C2" office:value-type="string">
            <text:p text:style-name="P36">Time at end of Dive (HHMM)</text:p>
          </table:table-cell>
          <table:table-cell table:style-name="Tabelle2.C2" office:value-type="string">
            <text:p text:style-name="P49">2Byte Time</text:p>
          </table:table-cell>
          <table:table-cell table:style-name="Tabelle2.E2" office:value-type="string">
            <text:p text:style-name="P49"/>
          </table:table-cell>
        </table:table-row>
        <table:table-row>
          <table:table-cell table:style-name="Tabelle2.A2" office:value-type="float" office:value="17">
            <text:p text:style-name="P50">17</text:p>
          </table:table-cell>
          <table:table-cell table:style-name="Tabelle2.A2" office:value-type="float" office:value="2">
            <text:p text:style-name="P50">2</text:p>
          </table:table-cell>
          <table:table-cell table:style-name="Tabelle2.C2" office:value-type="string">
            <text:p text:style-name="P36">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19">
            <text:p text:style-name="P50">19</text:p>
          </table:table-cell>
          <table:table-cell table:style-name="Tabelle2.A2" office:value-type="float" office:value="3">
            <text:p text:style-name="P50">3</text:p>
          </table:table-cell>
          <table:table-cell table:style-name="Tabelle2.C2" office:value-type="string">
            <text:p text:style-name="P36">Divetime (MMMMSS)</text:p>
          </table:table-cell>
          <table:table-cell table:style-name="Tabelle2.C2" office:value-type="string">
            <text:p text:style-name="P49">24bit Divetime</text:p>
          </table:table-cell>
          <table:table-cell table:style-name="Tabelle2.E2" office:value-type="string">
            <text:p text:style-name="P49">2Bytes Min, 1Byte Sec.</text:p>
          </table:table-cell>
        </table:table-row>
        <table:table-row>
          <table:table-cell table:style-name="Tabelle2.A2" office:value-type="float" office:value="22">
            <text:p text:style-name="P50">22</text:p>
          </table:table-cell>
          <table:table-cell table:style-name="Tabelle2.A2" office:value-type="float" office:value="2">
            <text:p text:style-name="P50">2</text:p>
          </table:table-cell>
          <table:table-cell table:style-name="Tabelle2.C2" office:value-type="string">
            <text:p text:style-name="P36">Min. Water temperature in 0.1°C</text:p>
          </table:table-cell>
          <table:table-cell table:style-name="Tabelle2.C2" office:value-type="string">
            <text:p text:style-name="P49">16bit Temp</text:p>
          </table:table-cell>
          <table:table-cell table:style-name="Tabelle2.E2" office:value-type="string">
            <text:p text:style-name="P49">Signed 16Bit</text:p>
          </table:table-cell>
        </table:table-row>
        <table:table-row>
          <table:table-cell table:style-name="Tabelle2.A2" office:value-type="float" office:value="24">
            <text:p text:style-name="P50">24</text:p>
          </table:table-cell>
          <table:table-cell table:style-name="Tabelle2.A2" office:value-type="float" office:value="2">
            <text:p text:style-name="P50">2</text:p>
          </table:table-cell>
          <table:table-cell table:style-name="Tabelle2.C2" office:value-type="string">
            <text:p text:style-name="P36">Surface air pressure before dive in mbar</text:p>
          </table:table-cell>
          <table:table-cell table:style-name="Tabelle2.C2" office:value-type="string">
            <text:p text:style-name="P49">16bit Pressure</text:p>
          </table:table-cell>
          <table:table-cell table:style-name="Tabelle2.E2" office:value-type="string">
            <text:p text:style-name="P49">30min before dive</text:p>
          </table:table-cell>
        </table:table-row>
        <table:table-row>
          <table:table-cell table:style-name="Tabelle2.A2" office:value-type="float" office:value="26">
            <text:p text:style-name="P50">26</text:p>
          </table:table-cell>
          <table:table-cell table:style-name="Tabelle2.A2" office:value-type="float" office:value="2">
            <text:p text:style-name="P50">2</text:p>
          </table:table-cell>
          <table:table-cell table:style-name="Tabelle2.C2" office:value-type="string">
            <text:p text:style-name="P36">Desaturation time after the dive in minutes</text:p>
          </table:table-cell>
          <table:table-cell table:style-name="Tabelle2.C2" office:value-type="string">
            <text:p text:style-name="P49">16bit Minutes</text:p>
          </table:table-cell>
          <table:table-cell table:style-name="Tabelle2.E2" office:value-type="string">
            <text:p text:style-name="P49"/>
          </table:table-cell>
        </table:table-row>
        <table:table-row>
          <table:table-cell table:style-name="Tabelle2.A2" office:value-type="float" office:value="28">
            <text:p text:style-name="P50">28</text:p>
          </table:table-cell>
          <table:table-cell table:style-name="Tabelle2.A2" office:value-type="float" office:value="4">
            <text:p text:style-name="P50">4</text:p>
          </table:table-cell>
          <table:table-cell table:style-name="Tabelle2.C2" office:value-type="string">
            <text:p text:style-name="P36">Gas/Dil 1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2">
            <text:p text:style-name="P50">32</text:p>
          </table:table-cell>
          <table:table-cell table:style-name="Tabelle2.A2" office:value-type="float" office:value="4">
            <text:p text:style-name="P50">4</text:p>
          </table:table-cell>
          <table:table-cell table:style-name="Tabelle2.C2" office:value-type="string">
            <text:p text:style-name="P36">Gas/Dil 2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36">
            <text:p text:style-name="P50">36</text:p>
          </table:table-cell>
          <table:table-cell table:style-name="Tabelle2.A2" office:value-type="float" office:value="4">
            <text:p text:style-name="P50">4</text:p>
          </table:table-cell>
          <table:table-cell table:style-name="Tabelle2.C2" office:value-type="string">
            <text:p text:style-name="P36">Gas/Dil 3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0">
            <text:p text:style-name="P50">40</text:p>
          </table:table-cell>
          <table:table-cell table:style-name="Tabelle2.A2" office:value-type="float" office:value="4">
            <text:p text:style-name="P50">4</text:p>
          </table:table-cell>
          <table:table-cell table:style-name="Tabelle2.C2" office:value-type="string">
            <text:p text:style-name="P36">Gas/Dil 4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4">
            <text:p text:style-name="P50">44</text:p>
          </table:table-cell>
          <table:table-cell table:style-name="Tabelle2.A2" office:value-type="float" office:value="4">
            <text:p text:style-name="P50">4</text:p>
          </table:table-cell>
          <table:table-cell table:style-name="Tabelle2.C2" office:value-type="string">
            <text:p text:style-name="P36">Gas/Dil 5 (%O2, %He, Change Depth in m, Type)</text:p>
          </table:table-cell>
          <table:table-cell table:style-name="Tabelle2.C2" office:value-type="string">
            <text:p text:style-name="P49">4Byte Gas data</text:p>
          </table:table-cell>
          <table:table-cell table:style-name="Tabelle2.E2" office:value-type="string">
            <text:p text:style-name="P49">See Note 2,3</text:p>
          </table:table-cell>
        </table:table-row>
        <table:table-row>
          <table:table-cell table:style-name="Tabelle2.A2" office:value-type="float" office:value="48">
            <text:p text:style-name="P50">48</text:p>
          </table:table-cell>
          <table:table-cell table:style-name="Tabelle2.A2" office:value-type="float" office:value="2">
            <text:p text:style-name="P50">2</text:p>
          </table:table-cell>
          <table:table-cell table:style-name="Tabelle2.C2" office:value-type="string">
            <text:p text:style-name="P36">Firmware Version xx.yy</text:p>
          </table:table-cell>
          <table:table-cell table:style-name="Tabelle2.C2" office:value-type="string">
            <text:p text:style-name="P49">2Byte Version</text:p>
          </table:table-cell>
          <table:table-cell table:style-name="Tabelle2.E2" office:value-type="string">
            <text:p text:style-name="P49"/>
          </table:table-cell>
        </table:table-row>
        <table:table-row>
          <table:table-cell table:style-name="Tabelle2.A2" office:value-type="float" office:value="50">
            <text:p text:style-name="P50">50</text:p>
          </table:table-cell>
          <table:table-cell table:style-name="Tabelle2.A2" office:value-type="float" office:value="2">
            <text:p text:style-name="P50">2</text:p>
          </table:table-cell>
          <table:table-cell table:style-name="Tabelle2.C2" office:value-type="string">
            <text:p text:style-name="P36">Battery voltage in mV after the dive</text:p>
          </table:table-cell>
          <table:table-cell table:style-name="Tabelle2.C2" office:value-type="string">
            <text:p text:style-name="P49">16bit Voltage</text:p>
          </table:table-cell>
          <table:table-cell table:style-name="Tabelle2.E2" office:value-type="string">
            <text:p text:style-name="P49"/>
          </table:table-cell>
        </table:table-row>
        <table:table-row>
          <table:table-cell table:style-name="Tabelle2.A2" office:value-type="float" office:value="52">
            <text:p text:style-name="P50">52</text:p>
          </table:table-cell>
          <table:table-cell table:style-name="Tabelle2.A2" office:value-type="float" office:value="1">
            <text:p text:style-name="P50">1</text:p>
          </table:table-cell>
          <table:table-cell table:style-name="Tabelle2.C2" office:value-type="string">
            <text:p text:style-name="P36">Sampling rate in Seconds</text:p>
          </table:table-cell>
          <table:table-cell table:style-name="Tabelle2.C2" office:value-type="string">
            <text:p text:style-name="P49">1Byte</text:p>
          </table:table-cell>
          <table:table-cell table:style-name="Tabelle2.E2" office:value-type="string">
            <text:p text:style-name="P49">Also stored in profile section</text:p>
          </table:table-cell>
        </table:table-row>
        <table:table-row>
          <table:table-cell table:style-name="Tabelle2.A2" office:value-type="float" office:value="53">
            <text:p text:style-name="P50">53</text:p>
          </table:table-cell>
          <table:table-cell table:style-name="Tabelle2.A2" office:value-type="float" office:value="2">
            <text:p text:style-name="P50">2</text:p>
          </table:table-cell>
          <table:table-cell table:style-name="Tabelle2.C2" office:value-type="string">
            <text:p text:style-name="P36">CNS at beginning of dive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55">
            <text:p text:style-name="P50">55</text:p>
          </table:table-cell>
          <table:table-cell table:style-name="Tabelle2.A2" office:value-type="float" office:value="1">
            <text:p text:style-name="P50">1</text:p>
          </table:table-cell>
          <table:table-cell table:style-name="Tabelle2.C2" office:value-type="string">
            <text:p text:style-name="P36">GF at beginning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6">
            <text:p text:style-name="P50">56</text:p>
          </table:table-cell>
          <table:table-cell table:style-name="Tabelle2.A2" office:value-type="float" office:value="1">
            <text:p text:style-name="P50">1</text:p>
          </table:table-cell>
          <table:table-cell table:style-name="Tabelle2.C2" office:value-type="string">
            <text:p text:style-name="P36">GF at end of dive in %</text:p>
          </table:table-cell>
          <table:table-cell table:style-name="Tabelle2.C2" office:value-type="string">
            <text:p text:style-name="P49">1Byte GF</text:p>
          </table:table-cell>
          <table:table-cell table:style-name="Tabelle2.E2" office:value-type="string">
            <text:p text:style-name="P49"/>
          </table:table-cell>
        </table:table-row>
        <table:table-row>
          <table:table-cell table:style-name="Tabelle2.A2" office:value-type="float" office:value="57">
            <text:p text:style-name="P50">57</text:p>
          </table:table-cell>
          <table:table-cell table:style-name="Tabelle2.A2" office:value-type="float" office:value="2">
            <text:p text:style-name="P50">2</text:p>
          </table:table-cell>
          <table:table-cell table:style-name="Tabelle2.C2" office:value-type="string">
            <text:p text:style-name="P36">Configured logbook offset in the OSTC3</text:p>
          </table:table-cell>
          <table:table-cell table:style-name="Tabelle2.C2" office:value-type="string">
            <text:p text:style-name="P49">16Bit Offset</text:p>
          </table:table-cell>
          <table:table-cell table:style-name="Tabelle2.E2" office:value-type="string">
            <text:p text:style-name="P49"/>
          </table:table-cell>
        </table:table-row>
        <text:soft-page-break/>
        <table:table-row>
          <table:table-cell table:style-name="Tabelle2.A2" office:value-type="float" office:value="59">
            <text:p text:style-name="P50">59</text:p>
          </table:table-cell>
          <table:table-cell table:style-name="Tabelle2.A2" office:value-type="float" office:value="1">
            <text:p text:style-name="P50">1</text:p>
          </table:table-cell>
          <table:table-cell table:style-name="Tabelle2.C2" office:value-type="string">
            <text:p text:style-name="P36">Unused</text:p>
          </table:table-cell>
          <table:table-cell table:style-name="Tabelle2.C2" office:value-type="string">
            <text:p text:style-name="P49">1Byte</text:p>
          </table:table-cell>
          <table:table-cell table:style-name="Tabelle2.E2" office:value-type="string">
            <text:p text:style-name="P49">Ignore</text:p>
          </table:table-cell>
        </table:table-row>
        <table:table-row>
          <table:table-cell table:style-name="Tabelle2.A2" office:value-type="float" office:value="60">
            <text:p text:style-name="P50">60</text:p>
          </table:table-cell>
          <table:table-cell table:style-name="Tabelle2.A2" office:value-type="float" office:value="2">
            <text:p text:style-name="P50">2</text:p>
          </table:table-cell>
          <table:table-cell table:style-name="Tabelle2.C2" office:value-type="string">
            <text:p text:style-name="P36">Setpoint 1 (Setpoint in cbar, Change depth in m)</text:p>
          </table:table-cell>
          <table:table-cell table:style-name="Tabelle2.C2" office:value-type="string">
            <text:p text:style-name="P49">2Byte SP Data</text:p>
          </table:table-cell>
          <table:table-cell table:style-name="Tabelle2.E2" office:value-type="string">
            <text:p text:style-name="P49">1 cbar = 0.01bar</text:p>
          </table:table-cell>
        </table:table-row>
        <table:table-row>
          <table:table-cell table:style-name="Tabelle2.A2" office:value-type="float" office:value="62">
            <text:p text:style-name="P50">62</text:p>
          </table:table-cell>
          <table:table-cell table:style-name="Tabelle2.A2" office:value-type="float" office:value="2">
            <text:p text:style-name="P50">2</text:p>
          </table:table-cell>
          <table:table-cell table:style-name="Tabelle2.C2" office:value-type="string">
            <text:p text:style-name="P36">Setpoint 2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4">
            <text:p text:style-name="P50">64</text:p>
          </table:table-cell>
          <table:table-cell table:style-name="Tabelle2.A2" office:value-type="float" office:value="2">
            <text:p text:style-name="P50">2</text:p>
          </table:table-cell>
          <table:table-cell table:style-name="Tabelle2.C2" office:value-type="string">
            <text:p text:style-name="P36">Setpoint 3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6">
            <text:p text:style-name="P50">66</text:p>
          </table:table-cell>
          <table:table-cell table:style-name="Tabelle2.A2" office:value-type="float" office:value="2">
            <text:p text:style-name="P50">2</text:p>
          </table:table-cell>
          <table:table-cell table:style-name="Tabelle2.C2" office:value-type="string">
            <text:p text:style-name="P36">Setpoint 4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68">
            <text:p text:style-name="P50">68</text:p>
          </table:table-cell>
          <table:table-cell table:style-name="Tabelle2.A2" office:value-type="float" office:value="2">
            <text:p text:style-name="P50">2</text:p>
          </table:table-cell>
          <table:table-cell table:style-name="Tabelle2.C2" office:value-type="string">
            <text:p text:style-name="P36">Setpoint 5 (Setpoint in cbar, Change depth in m)</text:p>
          </table:table-cell>
          <table:table-cell table:style-name="Tabelle2.C2" office:value-type="string">
            <text:p text:style-name="P49">2Byte SP Data</text:p>
          </table:table-cell>
          <table:table-cell table:style-name="Tabelle2.E2" office:value-type="string">
            <text:p text:style-name="P49"/>
          </table:table-cell>
        </table:table-row>
        <table:table-row>
          <table:table-cell table:style-name="Tabelle2.A2" office:value-type="float" office:value="70">
            <text:p text:style-name="P50">70</text:p>
          </table:table-cell>
          <table:table-cell table:style-name="Tabelle2.A2" office:value-type="float" office:value="1">
            <text:p text:style-name="P50">1</text:p>
          </table:table-cell>
          <table:table-cell table:style-name="Tabelle2.C2" office:value-type="string">
            <text:p text:style-name="P36">Salinity Setting</text:p>
          </table:table-cell>
          <table:table-cell table:style-name="Tabelle2.C2" office:value-type="string">
            <text:p text:style-name="P49">1Byte Salinity</text:p>
          </table:table-cell>
          <table:table-cell table:style-name="Tabelle2.E2" office:value-type="string">
            <text:p text:style-name="P49">See Note 5</text:p>
          </table:table-cell>
        </table:table-row>
        <table:table-row>
          <table:table-cell table:style-name="Tabelle2.A2" office:value-type="float" office:value="71">
            <text:p text:style-name="P50">71</text:p>
          </table:table-cell>
          <table:table-cell table:style-name="Tabelle2.A2" office:value-type="float" office:value="2">
            <text:p text:style-name="P50">2</text:p>
          </table:table-cell>
          <table:table-cell table:style-name="Tabelle2.C2" office:value-type="string">
            <text:p text:style-name="P36">Max. CNS in %</text:p>
          </table:table-cell>
          <table:table-cell table:style-name="Tabelle2.C2" office:value-type="string">
            <text:p text:style-name="P49">16bit CNS</text:p>
          </table:table-cell>
          <table:table-cell table:style-name="Tabelle2.E2" office:value-type="string">
            <text:p text:style-name="P49"/>
          </table:table-cell>
        </table:table-row>
        <table:table-row>
          <table:table-cell table:style-name="Tabelle2.A2" office:value-type="float" office:value="73">
            <text:p text:style-name="P50">73</text:p>
          </table:table-cell>
          <table:table-cell table:style-name="Tabelle2.A2" office:value-type="float" office:value="2">
            <text:p text:style-name="P50">2</text:p>
          </table:table-cell>
          <table:table-cell table:style-name="Tabelle2.C2" office:value-type="string">
            <text:p text:style-name="P36">Average depth in mbar</text:p>
          </table:table-cell>
          <table:table-cell table:style-name="Tabelle2.C2" office:value-type="string">
            <text:p text:style-name="P49">16bit Depth</text:p>
          </table:table-cell>
          <table:table-cell table:style-name="Tabelle2.E2" office:value-type="string">
            <text:p text:style-name="P49">See Note 1</text:p>
          </table:table-cell>
        </table:table-row>
        <table:table-row>
          <table:table-cell table:style-name="Tabelle2.A2" office:value-type="float" office:value="75">
            <text:p text:style-name="P50">75</text:p>
          </table:table-cell>
          <table:table-cell table:style-name="Tabelle2.A2" office:value-type="float" office:value="2">
            <text:p text:style-name="P50">2</text:p>
          </table:table-cell>
          <table:table-cell table:style-name="Tabelle2.C2" office:value-type="string">
            <text:p text:style-name="P36">Total dive time in seconds (incl. shallow parts)</text:p>
          </table:table-cell>
          <table:table-cell table:style-name="Tabelle2.C2" office:value-type="string">
            <text:p text:style-name="P49">16bit Seconds</text:p>
          </table:table-cell>
          <table:table-cell table:style-name="Tabelle2.E2" office:value-type="string">
            <text:p text:style-name="P49">See Note 6</text:p>
          </table:table-cell>
        </table:table-row>
        <table:table-row>
          <table:table-cell table:style-name="Tabelle2.A2" office:value-type="float" office:value="77">
            <text:p text:style-name="P50">77</text:p>
          </table:table-cell>
          <table:table-cell table:style-name="Tabelle2.A2" office:value-type="float" office:value="1">
            <text:p text:style-name="P50">1</text:p>
          </table:table-cell>
          <table:table-cell table:style-name="Tabelle2.C2" office:value-type="string">
            <text:p text:style-name="P36">If GF deco model was used : GF_lo [%] </text:p>
            <text:p text:style-name="P36">else: 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8">
            <text:p text:style-name="P50">78</text:p>
          </table:table-cell>
          <table:table-cell table:style-name="Tabelle2.A2" office:value-type="float" office:value="1">
            <text:p text:style-name="P50">1</text:p>
          </table:table-cell>
          <table:table-cell table:style-name="Tabelle2.C2" office:value-type="string">
            <text:p text:style-name="P36">If GF deco model was used : GF_hi [%] </text:p>
            <text:p text:style-name="P36">else: Desaturation multiplier [%]</text:p>
          </table:table-cell>
          <table:table-cell table:style-name="Tabelle2.C2" office:value-type="string">
            <text:p text:style-name="P49">1Byte Deco model info</text:p>
          </table:table-cell>
          <table:table-cell table:style-name="Tabelle2.E2" office:value-type="string">
            <text:p text:style-name="P49"/>
          </table:table-cell>
        </table:table-row>
        <table:table-row>
          <table:table-cell table:style-name="Tabelle2.A2" office:value-type="float" office:value="79">
            <text:p text:style-name="P50">79</text:p>
          </table:table-cell>
          <table:table-cell table:style-name="Tabelle2.A2" office:value-type="float" office:value="1">
            <text:p text:style-name="P50">1</text:p>
          </table:table-cell>
          <table:table-cell table:style-name="Tabelle2.C2" office:value-type="string">
            <text:p text:style-name="P36">Deco model used for this dive</text:p>
          </table:table-cell>
          <table:table-cell table:style-name="Tabelle2.C2" office:value-type="string">
            <text:p text:style-name="P49">1Byte Model</text:p>
          </table:table-cell>
          <table:table-cell table:style-name="Tabelle2.E2" office:value-type="string">
            <text:p text:style-name="P36">0= ZH-L16, 1= ZH-L16-GF</text:p>
          </table:table-cell>
        </table:table-row>
        <table:table-row>
          <table:table-cell table:style-name="Tabelle2.A2" office:value-type="float" office:value="80">
            <text:p text:style-name="P50">80</text:p>
          </table:table-cell>
          <table:table-cell table:style-name="Tabelle2.A2" office:value-type="float" office:value="2">
            <text:p text:style-name="P50">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49">16bit Number</text:p>
          </table:table-cell>
          <table:table-cell table:style-name="Tabelle2.E2" office:value-type="string">
            <text:p text:style-name="P49">See Note 7</text:p>
          </table:table-cell>
        </table:table-row>
        <table:table-row>
          <table:table-cell table:style-name="Tabelle2.A2" office:value-type="float" office:value="82">
            <text:p text:style-name="P50">82</text:p>
          </table:table-cell>
          <table:table-cell table:style-name="Tabelle2.A2" office:value-type="float" office:value="1">
            <text:p text:style-name="P50">1</text:p>
          </table:table-cell>
          <table:table-cell table:style-name="Tabelle2.C2" office:value-type="string">
            <text:p text:style-name="P36">Dive mode used for this dive</text:p>
          </table:table-cell>
          <table:table-cell table:style-name="Tabelle2.C2" office:value-type="string">
            <text:p text:style-name="P49">1Byte Mode</text:p>
          </table:table-cell>
          <table:table-cell table:style-name="Tabelle2.E2" office:value-type="string">
            <text:p text:style-name="P49">See Note 8</text:p>
          </table:table-cell>
        </table:table-row>
        <table:table-row>
          <table:table-cell table:style-name="Tabelle2.A2" office:value-type="float" office:value="83">
            <text:p text:style-name="P50">83</text:p>
          </table:table-cell>
          <table:table-cell table:style-name="Tabelle2.A2" office:value-type="float" office:value="16">
            <text:p text:style-name="P50">16</text:p>
          </table:table-cell>
          <table:table-cell table:style-name="Tabelle2.C2" office:value-type="string">
            <text:p text:style-name="P36">N2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99">
            <text:p text:style-name="P50">99</text:p>
          </table:table-cell>
          <table:table-cell table:style-name="Tabelle2.A2" office:value-type="float" office:value="64">
            <text:p text:style-name="P50">64</text:p>
          </table:table-cell>
          <table:table-cell table:style-name="Tabelle2.C2" office:value-type="string">
            <text:p text:style-name="P36">N2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163">
            <text:p text:style-name="P50">163</text:p>
          </table:table-cell>
          <table:table-cell table:style-name="Tabelle2.A2" office:value-type="float" office:value="16">
            <text:p text:style-name="P50">16</text:p>
          </table:table-cell>
          <table:table-cell table:style-name="Tabelle2.C2" office:value-type="string">
            <text:p text:style-name="P36">He compartment desaturation time in min.</text:p>
          </table:table-cell>
          <table:table-cell table:style-name="Tabelle2.C2" office:value-type="string">
            <text:p text:style-name="P49">16Bytes</text:p>
          </table:table-cell>
          <table:table-cell table:style-name="Tabelle2.E2" office:value-type="string">
            <text:p text:style-name="P49">See Note 9</text:p>
          </table:table-cell>
        </table:table-row>
        <table:table-row>
          <table:table-cell table:style-name="Tabelle2.A2" office:value-type="float" office:value="179">
            <text:p text:style-name="P50">179</text:p>
          </table:table-cell>
          <table:table-cell table:style-name="Tabelle2.A2" office:value-type="float" office:value="64">
            <text:p text:style-name="P50">64</text:p>
          </table:table-cell>
          <table:table-cell table:style-name="Tabelle2.C2" office:value-type="string">
            <text:p text:style-name="P36">He compartments at end of dive in mbar</text:p>
          </table:table-cell>
          <table:table-cell table:style-name="Tabelle2.C2" office:value-type="string">
            <text:p text:style-name="P49">64Bytes</text:p>
          </table:table-cell>
          <table:table-cell table:style-name="Tabelle2.E2" office:value-type="string">
            <text:p text:style-name="P49">16*4Byte (Float), See Note 9</text:p>
          </table:table-cell>
        </table:table-row>
        <table:table-row>
          <table:table-cell table:style-name="Tabelle2.A2" office:value-type="float" office:value="243">
            <text:p text:style-name="P50">243</text:p>
          </table:table-cell>
          <table:table-cell table:style-name="Tabelle2.A2" office:value-type="float" office:value="1">
            <text:p text:style-name="P50">1</text:p>
          </table:table-cell>
          <table:table-cell table:style-name="Tabelle2.C2" office:value-type="string">
            <text:p text:style-name="P36">Last decompression stop in m</text:p>
          </table:table-cell>
          <table:table-cell table:style-name="Tabelle2.C2" office:value-type="string">
            <text:p text:style-name="P49">1Byte Depth</text:p>
          </table:table-cell>
          <table:table-cell table:style-name="Tabelle2.E2" office:value-type="string">
            <text:p text:style-name="P49">User-Set value</text:p>
          </table:table-cell>
        </table:table-row>
        <table:table-row>
          <table:table-cell table:style-name="Tabelle2.A2" office:value-type="float" office:value="244">
            <text:p text:style-name="P50">244</text:p>
          </table:table-cell>
          <table:table-cell table:style-name="Tabelle2.A2" office:value-type="float" office:value="1">
            <text:p text:style-name="P50">1</text:p>
          </table:table-cell>
          <table:table-cell table:style-name="Tabelle2.C2" office:value-type="string">
            <text:p text:style-name="P36">Assumed distance to shown stop in 10cm</text:p>
          </table:table-cell>
          <table:table-cell table:style-name="Tabelle2.C2" office:value-type="string">
            <text:p text:style-name="P49">1Byte </text:p>
          </table:table-cell>
          <table:table-cell table:style-name="Tabelle2.E2" office:value-type="string">
            <text:p text:style-name="P49">Safety-margin parameter</text:p>
          </table:table-cell>
        </table:table-row>
        <table:table-row>
          <table:table-cell table:style-name="Tabelle2.A2" office:value-type="float" office:value="245">
            <text:p text:style-name="P50">245</text:p>
          </table:table-cell>
          <table:table-cell table:style-name="Tabelle2.A2" office:value-type="float" office:value="2">
            <text:p text:style-name="P50">2</text:p>
          </table:table-cell>
          <table:table-cell table:style-name="Tabelle2.C2" office:value-type="string">
            <text:p text:style-name="P36">hwHUD battery value at end of dive in mV</text:p>
          </table:table-cell>
          <table:table-cell table:style-name="Tabelle2.C2" office:value-type="string">
            <text:p text:style-name="P49">16bit Voltage</text:p>
          </table:table-cell>
          <table:table-cell table:style-name="Tabelle2.E2" office:value-type="string">
            <text:p text:style-name="P49">Zero when no HUD present</text:p>
          </table:table-cell>
        </table:table-row>
        <table:table-row>
          <table:table-cell table:style-name="Tabelle2.A2" office:value-type="float" office:value="247">
            <text:p text:style-name="P50">247</text:p>
          </table:table-cell>
          <table:table-cell table:style-name="Tabelle2.A2" office:value-type="float" office:value="1">
            <text:p text:style-name="P50">1</text:p>
          </table:table-cell>
          <table:table-cell table:style-name="Tabelle2.C2" office:value-type="string">
            <text:p text:style-name="P36">hwHUD last status</text:p>
          </table:table-cell>
          <table:table-cell table:style-name="Tabelle2.C2" office:value-type="string">
            <text:p text:style-name="P49">1Byte Status</text:p>
          </table:table-cell>
          <table:table-cell table:style-name="Tabelle2.E2" office:value-type="string">
            <text:p text:style-name="P49">See Note 10</text:p>
          </table:table-cell>
        </table:table-row>
        <table:table-row>
          <table:table-cell table:style-name="Tabelle2.A2" office:value-type="float" office:value="248">
            <text:p text:style-name="P50">248</text:p>
          </table:table-cell>
          <table:table-cell table:style-name="Tabelle2.A2" office:value-type="float" office:value="6">
            <text:p text:style-name="P50">6</text:p>
          </table:table-cell>
          <table:table-cell table:style-name="Tabelle2.C2" office:value-type="string">
            <text:p text:style-name="P36">Battery gauge registers at end of dive in 1*10<text:span text:style-name="T23">-9</text:span>As</text:p>
          </table:table-cell>
          <table:table-cell table:style-name="Tabelle2.C2" office:value-type="string">
            <text:p text:style-name="P49">48bit Battery</text:p>
          </table:table-cell>
          <table:table-cell table:style-name="Tabelle2.E2" office:value-type="string">
            <text:p text:style-name="P49">Only for 3,6V Battery</text:p>
          </table:table-cell>
        </table:table-row>
        <table:table-row>
          <table:table-cell table:style-name="Tabelle2.A2" office:value-type="float" office:value="254">
            <text:p text:style-name="P50">254</text:p>
          </table:table-cell>
          <table:table-cell table:style-name="Tabelle2.A2" office:value-type="float" office:value="2">
            <text:p text:style-name="P50">2</text:p>
          </table:table-cell>
          <table:table-cell table:style-name="Tabelle2.C2" office:value-type="string">
            <text:p text:style-name="P55">Dive Header end</text:p>
          </table:table-cell>
          <table:table-cell table:style-name="Tabelle2.C2" office:value-type="string">
            <text:p text:style-name="P49">0xFB, 0xFB</text:p>
          </table:table-cell>
          <table:table-cell table:style-name="Tabelle2.E2" office:value-type="string">
            <text:p text:style-name="P49"/>
          </table:table-cell>
        </table:table-row>
      </table:table>
      <text:p text:style-name="P55">Note 1: Depth in meters = Depth in mbar*<text:span text:style-name="T25">g</text:span><text:span text:style-name="T24">0</text:span>/1000 (<text:span text:style-name="T25">g</text:span><text:span text:style-name="T24">0</text:span>=9,80665m/s<text:span text:style-name="T23">2</text:span>)</text:p>
      <text:p text:style-name="P55">Note 2: “First Gas” always has change depth = 0m, <text:span text:style-name="T7">List contains OC Gases for OC and Diluents for CC</text:span></text:p>
      <text:p text:style-name="P55">Note 3: Gas Types: 0=Disabled, 1=First, 2= Travel, 3= Deco, Diluent Type: 0=Disabled, 1=First, 2=Normal</text:p>
      <text:p text:style-name="P36">Note 4: bit0-3: Divisor, 0=never, 1=every Sample, 2=every 2nd Sample, ...bit4-7: Information size (0-15)</text:p>
      <text:p text:style-name="P55">Note 5: <text:s/>0-5 [%]</text:p>
      <text:p text:style-name="P55">Note 6: very shallow (&lt;1m) parts of the dive are not counted in the divetime (Byte 19-21)</text:p>
      <text:p text:style-name="P57"><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6">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4">Byte Number</text:p>
          </table:table-cell>
          <table:table-cell table:style-name="Tabelle4.A1" office:value-type="string">
            <text:p text:style-name="P54">Length</text:p>
          </table:table-cell>
          <table:table-cell table:style-name="Tabelle4.A1" office:value-type="string">
            <text:p text:style-name="P54">Description</text:p>
          </table:table-cell>
          <table:table-cell table:style-name="Tabelle4.A1" office:value-type="string">
            <text:p text:style-name="P54">Data</text:p>
          </table:table-cell>
          <table:table-cell table:style-name="Tabelle4.E1" office:value-type="string">
            <text:p text:style-name="P54">Comment</text:p>
          </table:table-cell>
        </table:table-row>
        <table:table-row>
          <table:table-cell table:style-name="Tabelle4.A2" office:value-type="float" office:value="0">
            <text:p text:style-name="P50">0</text:p>
          </table:table-cell>
          <table:table-cell table:style-name="Tabelle4.A2" office:value-type="float" office:value="3">
            <text:p text:style-name="P50">3</text:p>
          </table:table-cell>
          <table:table-cell table:style-name="Tabelle4.C2" office:value-type="string">
            <text:p text:style-name="P36">Length of profile data for this dive</text:p>
          </table:table-cell>
          <table:table-cell table:style-name="Tabelle4.C2" office:value-type="string">
            <text:p text:style-name="P49">24bit Length</text:p>
          </table:table-cell>
          <table:table-cell table:style-name="Tabelle4.E2" office:value-type="string">
            <text:p text:style-name="P58">Useful for parsing profile</text:p>
          </table:table-cell>
        </table:table-row>
        <table:table-row>
          <table:table-cell table:style-name="Tabelle4.A2" office:value-type="float" office:value="3">
            <text:p text:style-name="P49">3</text:p>
          </table:table-cell>
          <table:table-cell table:style-name="Tabelle4.A2" office:value-type="float" office:value="1">
            <text:p text:style-name="P49">1</text:p>
          </table:table-cell>
          <table:table-cell table:style-name="Tabelle4.C2" office:value-type="string">
            <text:p text:style-name="P36">Sampling rate in Seconds</text:p>
          </table:table-cell>
          <table:table-cell table:style-name="Tabelle4.C2" office:value-type="string">
            <text:p text:style-name="P36">1Byte</text:p>
          </table:table-cell>
          <table:table-cell table:style-name="Tabelle4.E2" office:value-type="string">
            <text:p text:style-name="P49">Also stored in header section</text:p>
          </table:table-cell>
        </table:table-row>
        <table:table-row>
          <table:table-cell table:style-name="Tabelle4.A2" office:value-type="float" office:value="4">
            <text:p text:style-name="P50">4</text:p>
          </table:table-cell>
          <table:table-cell table:style-name="Tabelle4.A2" office:value-type="float" office:value="1">
            <text:p text:style-name="P50">1</text:p>
          </table:table-cell>
          <table:table-cell table:style-name="Tabelle4.C2" office:value-type="string">
            <text:p text:style-name="P36">Number of Divisors in this dive (<text:span text:style-name="T12">n=7</text:span><text:span text:style-name="T26">)</text:span></text:p>
          </table:table-cell>
          <table:table-cell table:style-name="Tabelle4.C2" office:value-type="string">
            <text:p text:style-name="P49">1Byte</text:p>
          </table:table-cell>
          <table:table-cell table:style-name="Tabelle4.E2" office:value-type="string">
            <text:p text:style-name="P49">Each divisor has 3 Bytes, See Note 1</text:p>
          </table:table-cell>
        </table:table-row>
        <table:table-row>
          <table:table-cell table:style-name="Tabelle4.C2" office:value-type="string">
            <text:p text:style-name="P50">5 (<text:span text:style-name="T12">1</text:span>*3+2)</text:p>
          </table:table-cell>
          <table:table-cell table:style-name="Tabelle4.A2" office:value-type="float" office:value="3">
            <text:p text:style-name="P50">3</text:p>
          </table:table-cell>
          <table:table-cell table:style-name="Tabelle4.C2" office:value-type="string">
            <text:p text:style-name="P36">Sampling Divisor Temperatur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8 (<text:span text:style-name="T12">2</text:span>*3+2)</text:p>
          </table:table-cell>
          <table:table-cell table:style-name="Tabelle4.A2" office:value-type="float" office:value="3">
            <text:p text:style-name="P50">3</text:p>
          </table:table-cell>
          <table:table-cell table:style-name="Tabelle4.C2" office:value-type="string">
            <text:p text:style-name="P36">Sampling Divisor Deco/NDL Statu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1 (<text:span text:style-name="T12">3</text:span>*3+2)</text:p>
          </table:table-cell>
          <table:table-cell table:style-name="Tabelle4.A2" office:value-type="float" office:value="3">
            <text:p text:style-name="P50">3</text:p>
          </table:table-cell>
          <table:table-cell table:style-name="Tabelle4.C2" office:value-type="string">
            <text:p text:style-name="P36">Sampling Divisor Gradient Factor</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4 (<text:span text:style-name="T12">4</text:span>*3+2)</text:p>
          </table:table-cell>
          <table:table-cell table:style-name="Tabelle4.A2" office:value-type="float" office:value="3">
            <text:p text:style-name="P50">3</text:p>
          </table:table-cell>
          <table:table-cell table:style-name="Tabelle4.C2" office:value-type="string">
            <text:p text:style-name="P36">Sampling Divisor ppO2 Sensors</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17 (<text:span text:style-name="T12">5</text:span>*3+2)</text:p>
          </table:table-cell>
          <table:table-cell table:style-name="Tabelle4.A2" office:value-type="float" office:value="3">
            <text:p text:style-name="P50">3</text:p>
          </table:table-cell>
          <table:table-cell table:style-name="Tabelle4.C2" office:value-type="string">
            <text:p text:style-name="P36">Sampling Divisor Decoplan</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0 (<text:span text:style-name="T12">6</text:span>*3+2)</text:p>
          </table:table-cell>
          <table:table-cell table:style-name="Tabelle4.A2" office:value-type="float" office:value="3">
            <text:p text:style-name="P50">3</text:p>
          </table:table-cell>
          <table:table-cell table:style-name="Tabelle4.C2" office:value-type="string">
            <text:p text:style-name="P36">Sampling Divisor CNS profile</text:p>
          </table:table-cell>
          <table:table-cell table:style-name="Tabelle4.C2" office:value-type="string">
            <text:p text:style-name="P49">3Byte</text:p>
          </table:table-cell>
          <table:table-cell table:style-name="Tabelle4.E2" office:value-type="string">
            <text:p text:style-name="P49">See Note 2</text:p>
          </table:table-cell>
        </table:table-row>
        <table:table-row>
          <table:table-cell table:style-name="Tabelle4.C2" office:value-type="string">
            <text:p text:style-name="P50">23 (<text:span text:style-name="T12">n</text:span>*3+2)</text:p>
          </table:table-cell>
          <table:table-cell table:style-name="Tabelle4.A2" office:value-type="float" office:value="3">
            <text:p text:style-name="P50">3</text:p>
          </table:table-cell>
          <table:table-cell table:style-name="Tabelle4.C2" office:value-type="string">
            <text:p text:style-name="P36">Sampling Divisor Tank data</text:p>
          </table:table-cell>
          <table:table-cell table:style-name="Tabelle4.C2" office:value-type="string">
            <text:p text:style-name="P49">3Byte</text:p>
          </table:table-cell>
          <table:table-cell table:style-name="Tabelle4.E2" office:value-type="string">
            <text:p text:style-name="P49">See Note 2</text:p>
            <text:p text:style-name="P49"/>
          </table:table-cell>
        </table:table-row>
        <table:table-row>
          <table:table-cell table:style-name="Tabelle4.C2" office:value-type="string">
            <text:p text:style-name="P50"><text:s/>(<text:span text:style-name="T12">n+1</text:span>*3+2)</text:p>
          </table:table-cell>
          <table:table-cell table:style-name="Tabelle4.A2">
            <text:p text:style-name="P50"/>
          </table:table-cell>
          <table:table-cell table:style-name="Tabelle4.C2" office:value-type="string">
            <text:p text:style-name="P36">Future Profile versions may have more divisors</text:p>
          </table:table-cell>
          <table:table-cell table:style-name="Tabelle4.C2" office:value-type="string">
            <text:p text:style-name="P49"/>
          </table:table-cell>
          <table:table-cell table:style-name="Tabelle4.E2" office:value-type="string">
            <text:p text:style-name="P49"/>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5"><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2"><text:span text:style-name="Police_20_par_20_défaut"><text:span text:style-name="T2"/></text:span></text:p>
      <text:p text:style-name="P35"><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6">...</text:p>
      <text:p text:style-name="P36">2 Byte:</text:p>
      <text:p text:style-name="P36">0xFD 0xFD (Profile and dive end)</text:p>
      <text:p text:style-name="P36"/>
      <text:p text:style-name="P35"><text:span text:style-name="Police_20_par_20_défaut"><text:span text:style-name="T13">ProfileFlagByte</text:span></text:span><text:span text:style-name="Police_20_par_20_défaut"><text:span text:style-name="T2">:</text:span></text:span></text:p>
      <text:p text:style-name="P36">bit0-6: amount of additional bytes after the ProfileFlagByte (0-127)</text:p>
      <text:p text:style-name="P35"><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6"/>
      <text:p text:style-name="P35"><text:span text:style-name="Police_20_par_20_défaut"><text:span text:style-name="T16">EventByte</text:span></text:span><text:span text:style-name="Police_20_par_20_défaut"><text:span text:style-name="T2">:</text:span></text:span></text:p>
      <text:p text:style-name="P36">bit0-3: Alarm type</text:p>
      <text:p text:style-name="P36"><text:tab/>0=No Alarm</text:p>
      <text:p text:style-name="P36"><text:tab/>1=SLOW</text:p>
      <text:p text:style-name="P36"><text:tab/>2=Deco Stop missed</text:p>
      <text:p text:style-name="P36"><text:tab/>3=unused</text:p>
      <text:p text:style-name="P36"><text:soft-page-break/><text:tab/>4=ppO Low Warning</text:p>
      <text:p text:style-name="P36"><text:tab/>5=ppO High Warning</text:p>
      <text:p text:style-name="P36"><text:tab/>6=Manual Marker</text:p>
      <text:p text:style-name="P36"><text:tab/>7=Low Battery</text:p>
      <text:p text:style-name="P19">Bit4: Manual Gas Set („GasX”)</text:p>
      <text:p text:style-name="P19">Bit5: Gas Change (Gas1-5 or Dil 6-10)</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7100301009659277668" text:style-name="L3">
        <text:list-item>
          <text:p text:style-name="P77">EventByte (s)</text:p>
        </text:list-item>
        <text:list-item>
          <text:p text:style-name="P77">ManualGasSet: new values for Gas 6 (2 bytes: byte1=O2%, byte2=He%)</text:p>
        </text:list-item>
        <text:list-item>
          <text:p text:style-name="P77">Gas Change (1 byte: current Gas#)</text:p>
        </text:list-item>
        <text:list-item>
          <text:p text:style-name="P78">SetPoint Change (1Byte: new SetPoint in cbar)</text:p>
        </text:list-item>
        <text:list-item>
          <text:p text:style-name="P69">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1">Type</text:p>
          </table:table-cell>
          <table:table-cell table:style-name="Tabelle3.A1" office:value-type="string">
            <text:p text:style-name="P61">Length</text:p>
          </table:table-cell>
          <table:table-cell table:style-name="Tabelle3.A1" office:value-type="string">
            <text:p text:style-name="P61">Data</text:p>
          </table:table-cell>
          <table:table-cell table:style-name="Tabelle3.A1" office:value-type="string">
            <text:p text:style-name="P61">Standard Divisor</text:p>
          </table:table-cell>
          <table:table-cell table:style-name="Tabelle3.E1" office:value-type="string">
            <text:p text:style-name="P61">Comment</text:p>
          </table:table-cell>
        </table:table-row>
        <table:table-row>
          <table:table-cell table:style-name="Tabelle3.A2" office:value-type="string">
            <text:p text:style-name="P60">Temperature</text:p>
          </table:table-cell>
          <table:table-cell table:style-name="Tabelle3.B2" office:value-type="float" office:value="2">
            <text:p text:style-name="P60">2</text:p>
          </table:table-cell>
          <table:table-cell table:style-name="Tabelle3.A2" office:value-type="string">
            <text:p text:style-name="P59">16bit short signed in 0.1°C</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Deco/NDL Status</text:p>
          </table:table-cell>
          <table:table-cell table:style-name="Tabelle3.B2" office:value-type="float" office:value="2">
            <text:p text:style-name="P60">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0">6</text:p>
          </table:table-cell>
          <table:table-cell table:style-name="Tabelle3.E2" office:value-type="string">
            <text:p text:style-name="P60"/>
          </table:table-cell>
        </table:table-row>
        <table:table-row>
          <table:table-cell table:style-name="Tabelle3.A2" office:value-type="string">
            <text:p text:style-name="P60">GF Value</text:p>
          </table:table-cell>
          <table:table-cell table:style-name="Tabelle3.B2" office:value-type="float" office:value="1">
            <text:p text:style-name="P60">1</text:p>
          </table:table-cell>
          <table:table-cell table:style-name="Tabelle3.A2" office:value-type="string">
            <text:p text:style-name="P59">1Byte GF in %</text:p>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PpO2-Sensors</text:p>
          </table:table-cell>
          <table:table-cell table:style-name="Tabelle3.B2" office:value-type="float" office:value="9">
            <text:p text:style-name="P60">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0">2</text:p>
          </table:table-cell>
          <table:table-cell table:style-name="Tabelle3.E2" office:value-type="string">
            <text:p text:style-name="P19">Divisor=0 in OC dives</text:p>
          </table:table-cell>
        </table:table-row>
        <table:table-row>
          <table:table-cell table:style-name="Tabelle3.A2" office:value-type="string">
            <text:p text:style-name="P60">Deco Plan</text:p>
          </table:table-cell>
          <table:table-cell table:style-name="Tabelle3.B2" office:value-type="float" office:value="15">
            <text:p text:style-name="P60">15</text:p>
          </table:table-cell>
          <table:table-cell table:style-name="Tabelle3.A2" office:value-type="string">
            <text:p text:style-name="P19">Last 15 stops in minutes</text:p>
          </table:table-cell>
          <table:table-cell table:style-name="Tabelle3.B2" office:value-type="float" office:value="12">
            <text:p text:style-name="P60">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0">2</text:p>
          </table:table-cell>
          <table:table-cell table:style-name="Tabelle3.A2" office:value-type="string">
            <text:list xml:id="list28534688" text:continue-numbering="true" text:style-name="L3">
              <text:list-header>
                <text:p text:style-name="P78">16bit CNS value in %</text:p>
              </text:list-header>
            </text:list>
          </table:table-cell>
          <table:table-cell table:style-name="Tabelle3.B2" office:value-type="float" office:value="12">
            <text:p text:style-name="P60">12</text:p>
          </table:table-cell>
          <table:table-cell table:style-name="Tabelle3.E2" office:value-type="string">
            <text:p text:style-name="P60"/>
          </table:table-cell>
        </table:table-row>
        <table:table-row>
          <table:table-cell table:style-name="Tabelle3.A2" office:value-type="string">
            <text:p text:style-name="P60">Tank Data</text:p>
          </table:table-cell>
          <table:table-cell table:style-name="Tabelle3.B2" office:value-type="float" office:value="0">
            <text:p text:style-name="P60">0</text:p>
          </table:table-cell>
          <table:table-cell table:style-name="Tabelle3.A2" office:value-type="string">
            <text:p text:style-name="P59">Not used yet</text:p>
          </table:table-cell>
          <table:table-cell table:style-name="Tabelle3.B2" office:value-type="float" office:value="0">
            <text:p text:style-name="P60">0</text:p>
          </table:table-cell>
          <table:table-cell table:style-name="Tabelle3.E2" office:value-type="string">
            <text:p text:style-name="P60"/>
          </table:table-cell>
        </table:table-row>
      </table:table>
      <text:p text:style-name="P24"/>
      <text:p text:style-name="P36">For calculation of the available information the following rules apply:</text:p>
      <text:list xml:id="list1050649243229999231" text:style-name="L4">
        <text:list-item>
          <text:p text:style-name="P74">First sample# is 1</text:p>
        </text:list-item>
        <text:list-item>
          <text:p text:style-name="P74">if divisor == 0 the information will never appear</text:p>
        </text:list-item>
        <text:list-item>
          <text:p text:style-name="P74">dataAvailable = (sample# modulo divisor) == 0</text:p>
        </text:list-item>
      </text:list>
      <text:p text:style-name="P45"/>
      <text:p text:style-name="P45">Sampling rate can vary between dives! Always use sample rate from Dive Header.</text:p>
      <text:p text:style-name="P36"/>
      <text:p text:style-name="P36">Profile memory is a „first-in first-out” memory, so older dives will be overwritten when there is no free space left. Profile for dives, where no profile information is available, will be two bytes: 0xFD 0xFD</text:p>
      <text:p text:style-name="P36"/>
      <text:p text:style-name="P39"><text:soft-page-break/>Examples:</text:p>
      <text:p text:style-name="P36">Assume the following configuration:</text:p>
      <text:p text:style-name="P36">Divisor Temperature=3</text:p>
      <text:p text:style-name="P36">Divisor Deco/NDL Status=1</text:p>
      <text:p text:style-name="P36">Divisor Gradient Factor=0</text:p>
      <text:p text:style-name="P36">Divisor ppO2 Sensors=0</text:p>
      <text:p text:style-name="P36">Divisor Decoplan=0</text:p>
      <text:p text:style-name="P36">Divisor CNS=0</text:p>
      <text:p text:style-name="P31">Divisor Tank Data=0</text:p>
      <text:p text:style-name="P63"/>
      <text:p text:style-name="P36">Sample 1:</text:p>
      <text:p text:style-name="P35"><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1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2:</text:p>
      <text:p text:style-name="P35"><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5"><text:span text:style-name="Police_20_par_20_défaut"><text:span text:style-name="T2">Depth = </text:span></text:span><text:span text:style-name="Police_20_par_20_défaut"><text:span text:style-name="T13">2m</text:span></text:span></text:p>
      <text:p text:style-name="P35"><text:span text:style-name="Police_20_par_20_défaut"><text:span text:style-name="T2">ProfileFlagByte = </text:span></text:span><text:span text:style-name="Police_20_par_20_défaut"><text:span text:style-name="T9">2 bytes will follow, No Event</text:span></text:span></text:p>
      <text:p text:style-name="P46">Deco/NDL = NDL 160 minutes</text:p>
      <text:p text:style-name="P36"/>
      <text:p text:style-name="P36">Sample 3:</text:p>
      <text:p text:style-name="P35"><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5"><text:span text:style-name="Police_20_par_20_défaut"><text:span text:style-name="T2">Depth = </text:span></text:span><text:span text:style-name="Police_20_par_20_défaut"><text:span text:style-name="T13">3m</text:span></text:span></text:p>
      <text:p text:style-name="P35"><text:span text:style-name="Police_20_par_20_défaut"><text:span text:style-name="T2">ProfileFlagByte = </text:span></text:span><text:span text:style-name="Police_20_par_20_défaut"><text:span text:style-name="T9">4 bytes will follow, No Event</text:span></text:span></text:p>
      <text:p text:style-name="P47">Temperature = 5°C</text:p>
      <text:p text:style-name="P46">Deco/NDL = NDL 160 minutes</text:p>
      <text:p text:style-name="P36"/>
      <text:p text:style-name="P36">Sample 4:</text:p>
      <text:p text:style-name="P35"><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5"><text:span text:style-name="Police_20_par_20_défaut"><text:span text:style-name="T2">Depth = </text:span></text:span><text:span text:style-name="Police_20_par_20_défaut"><text:span text:style-name="T13">3.5m</text:span></text:span></text:p>
      <text:p text:style-name="P35"><text:span text:style-name="Police_20_par_20_défaut"><text:span text:style-name="T2">ProfileFlagByte = </text:span></text:span><text:span text:style-name="Police_20_par_20_défaut"><text:span text:style-name="T9">4 bytes will follow, Event available (bit7=1)</text:span></text:span></text:p>
      <text:p text:style-name="P47">EventByte = Alarm SLOW, Stored Gas Change</text:p>
      <text:p text:style-name="P47">GasChange = Gas#2</text:p>
      <text:p text:style-name="P46">Deco/NDL = NDL 159 minutes</text:p>
      <text:p text:style-name="P36">...</text:p>
      <text:p text:style-name="P38"/>
      <text:p text:style-name="P64"/>
      <text:p text:style-name="P66">Other Commands</text:p>
      <text:p text:style-name="P41">command 0x62 („b“): Sync clock and date with PC</text:p>
      <text:p text:style-name="P36">Output OSTC3: 0x62 (command echo)</text:p>
      <text:p text:style-name="P42">Now, 6 bytes must be send to the OSTC3</text:p>
      <text:p text:style-name="P42">Byte1: Hours</text:p>
      <text:p text:style-name="P42">Byte2: Minutes</text:p>
      <text:p text:style-name="P42">Byte3: Seconds</text:p>
      <text:p text:style-name="P42">Byte4: Month</text:p>
      <text:p text:style-name="P42">Byte5: Day</text:p>
      <text:p text:style-name="P42">Byte6: Year (20xx)</text:p>
      <text:p text:style-name="P42">All bytes will be checked for plausibility and the clock is set at once. After a timeout of about 30ms, the transmission will be aborted</text:p>
      <text:p text:style-name="P14">Note: OSTC3 sends a 0x4D after setting the clock successfully</text:p>
      <text:p text:style-name="P14"/>
      <text:p text:style-name="P41">command 0x63 („c“): Send the custom text (up to 60 bytes)</text:p>
      <text:p text:style-name="P42">Output OSTC3: 0x63 (command echo)</text:p>
      <text:p text:style-name="P42">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1">command 0x66 („f“): Download one dive (incl. Profile data)</text:p>
      <text:p text:style-name="P36">Output OSTC3: 0x66 (command echo)</text:p>
      <text:p text:style-name="P42">Now, 1 byte must be send to the OSTC3</text:p>
      <text:p text:style-name="P42">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1">command 0x69 („i“): Download OSTC3 identity</text:p>
      <text:p text:style-name="P36">Output OSTC3: 0x69 (command echo)</text:p>
      <text:p text:style-name="P36">Output OSTC3: serial number (low:high)</text:p>
      <text:p text:style-name="P36">Output OSTC3: firmware version (x.y)</text:p>
      <text:p text:style-name="P36">Output OSTC3: Custom text (60 chars) <text:span text:style-name="T7">Note: Custom Text is NULL terminated, but here all 60bytes are send.</text:span></text:p>
      <text:p text:style-name="P36">Output OSTC3: Final 0x4D</text:p>
      <text:p text:style-name="P6"/>
      <text:p text:style-name="P41">command 0x6E („n“): Display up to 16 characters in the COM mode</text:p>
      <text:p text:style-name="P42">Output OSTC3: 0x6E (command echo)</text:p>
      <text:p text:style-name="P42">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1">command 0xFF: Exit COM mode</text:p>
      <text:p text:style-name="P42">Output OSTC3: 0xFF (command echo)</text:p>
      <text:p text:style-name="P42">The OSTC3 displays “Exited” for two seconds and powers-down the COM chip.</text:p>
      <text:p text:style-name="P56"/>
      <text:p text:style-name="P68">Command 0x77 and 0x72: Read/Write Settings:</text:p>
      <text:p text:style-name="P56"/>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3">2. Byte</text:p>
          </table:table-cell>
          <table:table-cell table:style-name="Tabelle5.A1" office:value-type="string">
            <text:p text:style-name="P53">3. Byte</text:p>
          </table:table-cell>
          <table:table-cell table:style-name="Tabelle5.A1" office:value-type="string">
            <text:p text:style-name="P53">4. Byte</text:p>
          </table:table-cell>
          <table:table-cell table:style-name="Tabelle5.A1" office:value-type="string">
            <text:p text:style-name="P53">5. Byte</text:p>
          </table:table-cell>
          <table:table-cell table:style-name="Tabelle5.E1" office:value-type="string">
            <text:p text:style-name="P53">6. Byte</text:p>
          </table:table-cell>
        </table:table-row>
        <table:table-row>
          <table:table-cell table:style-name="Tabelle5.A2" office:value-type="string">
            <text:p text:style-name="P51">Gas1: 0x10</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2: 0x11</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3: 0x12</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4: 0x13</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Gas5: 0x14</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1)</text:p>
          </table:table-cell>
          <table:table-cell table:style-name="Tabelle5.E2" office:value-type="string">
            <text:p text:style-name="P52">Change Depth [m]</text:p>
          </table:table-cell>
        </table:table-row>
        <table:table-row>
          <table:table-cell table:style-name="Tabelle5.A2" office:value-type="string">
            <text:p text:style-name="P51">Dil1: 0x15</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2: 0x16</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3: 0x17</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4: 0x18</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Dil5: 0x19</text:p>
          </table:table-cell>
          <table:table-cell table:style-name="Tabelle5.A2" office:value-type="string">
            <text:p text:style-name="P52">%O2</text:p>
          </table:table-cell>
          <table:table-cell table:style-name="Tabelle5.A2" office:value-type="string">
            <text:p text:style-name="P52">%He</text:p>
          </table:table-cell>
          <table:table-cell table:style-name="Tabelle5.A2" office:value-type="string">
            <text:p text:style-name="P52">Type (Note 2)</text:p>
          </table:table-cell>
          <table:table-cell table:style-name="Tabelle5.E2" office:value-type="string">
            <text:p text:style-name="P52">Change Depth [m]</text:p>
          </table:table-cell>
        </table:table-row>
        <table:table-row>
          <table:table-cell table:style-name="Tabelle5.A2" office:value-type="string">
            <text:p text:style-name="P51">SP1: 0x1A</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2: 0x1B</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3: 0x1C</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4: 0x1D</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P5: 0x1E</text:p>
          </table:table-cell>
          <table:table-cell table:style-name="Tabelle5.A2" office:value-type="string">
            <text:p text:style-name="P37">Setpoint [cbar]</text:p>
          </table:table-cell>
          <table:table-cell table:style-name="Tabelle5.A2" office:value-type="string">
            <text:p text:style-name="P52">Change Depth [m]</text:p>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ax: 0x22</text:p>
          </table:table-cell>
          <table:table-cell table:style-name="Tabelle5.A2" office:value-type="string">
            <text:p text:style-name="P52">ppO2 max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pO2 min: 0x23</text:p>
          </table:table-cell>
          <table:table-cell table:style-name="Tabelle5.A2" office:value-type="string">
            <text:p text:style-name="P52">ppO2 min [cbar]</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uture TTS: 0x24</text:p>
          </table:table-cell>
          <table:table-cell table:style-name="Tabelle5.A2" office:value-type="string">
            <text:p text:style-name="P52">FTTS [mi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low: 0x25</text:p>
          </table:table-cell>
          <table:table-cell table:style-name="Tabelle5.A2" office:value-type="string">
            <text:p text:style-name="P52">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GF_high: 0x26</text:p>
          </table:table-cell>
          <table:table-cell table:style-name="Tabelle5.A2" office:value-type="string">
            <text:p text:style-name="P52">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low: 0x27</text:p>
          </table:table-cell>
          <table:table-cell table:style-name="Tabelle5.A2" office:value-type="string">
            <text:p text:style-name="P52">aGF_low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_high: 0x28</text:p>
          </table:table-cell>
          <table:table-cell table:style-name="Tabelle5.A2" office:value-type="string">
            <text:p text:style-name="P52">aGF_high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turation: 0x2A</text:p>
          </table:table-cell>
          <table:table-cell table:style-name="Tabelle5.A2" office:value-type="string">
            <text:p text:style-name="P52">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esaturation: 0x2B</text:p>
          </table:table-cell>
          <table:table-cell table:style-name="Tabelle5.A2" office:value-type="string">
            <text:p text:style-name="P52">Desaturation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st deco: 0x2C</text:p>
          </table:table-cell>
          <table:table-cell table:style-name="Tabelle5.A2" office:value-type="string">
            <text:p text:style-name="P52">Last Stop [m]</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ext:soft-page-break/>
        <table:table-row>
          <table:table-cell table:style-name="Tabelle5.A2" office:value-type="string">
            <text:p text:style-name="P51">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mpling rate: 0x2F</text:p>
          </table:table-cell>
          <table:table-cell table:style-name="Tabelle5.A2" office:value-type="string">
            <text:p text:style-name="P52"><text:s/>0=2s, 1=10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alinity: 0x30</text:p>
          </table:table-cell>
          <table:table-cell table:style-name="Tabelle5.A2" office:value-type="string">
            <text:p text:style-name="P52">0-5 [%]</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Language: 0x32</text:p>
          </table:table-cell>
          <table:table-cell table:style-name="Tabelle5.A2" office:value-type="string">
            <text:p text:style-name="P52">0=EN, 1=DE, 2=FR, 3=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Date format: 0x33</text:p>
          </table:table-cell>
          <table:table-cell table:style-name="Tabelle5.A2" office:value-type="string">
            <text:p text:style-name="P52">0=MMDDYY, 1=DDMMYY, 2=YYMMD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Compass gain: 0x34</text:p>
          </table:table-cell>
          <table:table-cell table:style-name="Tabelle5.A2" office:value-type="string">
            <text:p text:style-name="P52">(Note 3)</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Pressure sensor offset: 0x35</text:p>
          </table:table-cell>
          <table:table-cell table:style-name="Tabelle5.A2" office:value-type="string">
            <text:p text:style-name="P52">In mbar (Note 4)</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how a safety stop: 0x36</text:p>
          </table:table-cell>
          <table:table-cell table:style-name="Tabelle5.A2" office:value-type="string">
            <text:p text:style-name="P52">0=No, 1=Yes</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 calibration gas: 0x37</text:p>
          </table:table-cell>
          <table:table-cell table:style-name="Tabelle5.A2" office:value-type="string">
            <text:p text:style-name="P52">%O2</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Setpoint fallback: 0x38</text:p>
          </table:table-cell>
          <table:table-cell table:style-name="Tabelle5.A2" office:value-type="string">
            <text:p text:style-name="P52">0=No fallback, 1=Fallback</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Flip screen: 0x39</text:p>
          </table:table-cell>
          <table:table-cell table:style-name="Tabelle5.A2" office:value-type="string">
            <text:p text:style-name="P52">0=normal, 1=180° flipped</text:p>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row>
          <table:table-cell table:style-name="Tabelle5.A2" office:value-type="string">
            <text:p text:style-name="P51"/>
          </table:table-cell>
          <table:table-cell table:style-name="Tabelle5.A2" office:value-type="string">
            <text:p text:style-name="P52"/>
          </table:table-cell>
          <table:table-cell table:style-name="Tabelle5.A2" office:value-type="string">
            <text:p text:style-name="P52"/>
          </table:table-cell>
          <table:table-cell table:style-name="Tabelle5.A2" office:value-type="string">
            <text:p text:style-name="P52"/>
          </table:table-cell>
          <table:table-cell table:style-name="Tabelle5.E2" office:value-type="string">
            <text:p text:style-name="P52"/>
          </table:table-cell>
        </table:table-row>
      </table:table>
      <text:p text:style-name="P44"><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pan text:style-name="Police_20_par_20_défaut"><text:span text:style-name="T14">Command: 0x77 (Write)</text:span></text:span></text:p>
      <text:p text:style-name="P28"><text:soft-page-break/><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1"/>
      <text:p text:style-name="P67">command 0x78 („x“): Reset all settings</text:p>
      <text:p text:style-name="P36">Output OSTC3: 0x78 (command echo)</text:p>
      <text:p text:style-name="P36">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11</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4-08-29T08:39:04.39</dc:date>
    <meta:editing-cycles>84</meta:editing-cycles>
    <meta:editing-duration>P1DT2H23M23S</meta:editing-duration>
    <meta:print-date>2014-05-02T09:38:19.44</meta:print-date>
    <meta:printed-by>mh </meta:printed-by>
    <meta:document-statistic meta:table-count="5" meta:image-count="0" meta:object-count="0" meta:page-count="11" meta:paragraph-count="732" meta:word-count="3053" meta:character-count="16954"/>
    <meta:template xlink:type="simple" xlink:actuate="onRequest" xlink:title="" xlink:href="../../../frog/docu/frog_interface.odt/Normal.dotm"/>
  </office:meta>
</office:document-meta>
</file>